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fec39" officeooo:paragraph-rsid="001fec39"/>
    </style:style>
    <style:style style:name="P2" style:family="paragraph" style:parent-style-name="Standard">
      <style:paragraph-properties fo:text-align="start" style:justify-single-word="false"/>
      <style:text-properties fo:font-weight="bold" officeooo:rsid="001fec39" officeooo:paragraph-rsid="001fec39" style:font-weight-asian="bold" style:font-weight-complex="bold"/>
    </style:style>
    <style:style style:name="P3" style:family="paragraph" style:parent-style-name="Standard">
      <style:paragraph-properties fo:text-align="start" style:justify-single-word="false"/>
      <style:text-properties fo:font-weight="bold" officeooo:rsid="0038d796" officeooo:paragraph-rsid="0038d796" style:font-weight-asian="bold" style:font-weight-complex="bold"/>
    </style:style>
    <style:style style:name="P4"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5"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6" style:family="paragraph" style:parent-style-name="Standard">
      <style:paragraph-properties fo:text-align="start" style:justify-single-word="false"/>
      <style:text-properties fo:font-weight="normal" officeooo:rsid="0025119f" officeooo:paragraph-rsid="0025119f" style:font-weight-asian="normal" style:font-weight-complex="normal"/>
    </style:style>
    <style:style style:name="P7" style:family="paragraph" style:parent-style-name="Standard">
      <style:paragraph-properties fo:text-align="start" style:justify-single-word="false"/>
      <style:text-properties fo:font-weight="normal" officeooo:rsid="0025119f" officeooo:paragraph-rsid="00232a38" style:font-weight-asian="normal" style:font-weight-complex="normal"/>
    </style:style>
    <style:style style:name="P8" style:family="paragraph" style:parent-style-name="Standard">
      <style:paragraph-properties fo:text-align="start" style:justify-single-word="false"/>
      <style:text-properties fo:font-weight="normal" officeooo:rsid="0026bb18" officeooo:paragraph-rsid="0026bb18" style:font-weight-asian="normal" style:font-weight-complex="normal"/>
    </style:style>
    <style:style style:name="P9" style:family="paragraph" style:parent-style-name="Standard">
      <style:paragraph-properties fo:text-align="start" style:justify-single-word="false"/>
      <style:text-properties fo:font-weight="normal" officeooo:rsid="0027e750" officeooo:paragraph-rsid="0027e750" style:font-weight-asian="normal" style:font-weight-complex="normal"/>
    </style:style>
    <style:style style:name="P10"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11" style:family="paragraph" style:parent-style-name="Standard">
      <style:paragraph-properties fo:text-align="start" style:justify-single-word="false"/>
      <style:text-properties fo:font-weight="normal" officeooo:rsid="00280e97" officeooo:paragraph-rsid="0026bb18" style:font-weight-asian="normal" style:font-weight-complex="normal"/>
    </style:style>
    <style:style style:name="P12" style:family="paragraph" style:parent-style-name="Standard">
      <style:paragraph-properties fo:text-align="start" style:justify-single-word="false"/>
      <style:text-properties fo:font-weight="normal" officeooo:rsid="00295e86" officeooo:paragraph-rsid="00295e86" style:font-weight-asian="normal" style:font-weight-complex="normal"/>
    </style:style>
    <style:style style:name="P13" style:family="paragraph" style:parent-style-name="Standard">
      <style:paragraph-properties fo:text-align="start" style:justify-single-word="false"/>
      <style:text-properties fo:font-weight="normal" officeooo:rsid="00295e86" officeooo:paragraph-rsid="0035bcb8" style:font-weight-asian="normal" style:font-weight-complex="normal"/>
    </style:style>
    <style:style style:name="P14" style:family="paragraph" style:parent-style-name="Standard">
      <style:paragraph-properties fo:text-align="start" style:justify-single-word="false"/>
      <style:text-properties fo:font-weight="normal" officeooo:rsid="002cd7d4" officeooo:paragraph-rsid="002cd7d4" style:font-weight-asian="normal" style:font-weight-complex="normal"/>
    </style:style>
    <style:style style:name="P15" style:family="paragraph" style:parent-style-name="Standard">
      <style:paragraph-properties fo:text-align="start" style:justify-single-word="false"/>
      <style:text-properties fo:font-weight="normal" officeooo:rsid="002cd7d4" officeooo:paragraph-rsid="003ae1ba" style:font-weight-asian="normal" style:font-weight-complex="normal"/>
    </style:style>
    <style:style style:name="P16" style:family="paragraph" style:parent-style-name="Standard">
      <style:paragraph-properties fo:text-align="start" style:justify-single-word="false"/>
      <style:text-properties fo:font-weight="normal" officeooo:rsid="00312718" officeooo:paragraph-rsid="00312718" style:font-weight-asian="normal" style:font-weight-complex="normal"/>
    </style:style>
    <style:style style:name="P17" style:family="paragraph" style:parent-style-name="Standard">
      <style:paragraph-properties fo:text-align="start" style:justify-single-word="false"/>
      <style:text-properties fo:font-weight="normal" officeooo:rsid="00375637" officeooo:paragraph-rsid="00375637" style:font-weight-asian="normal" style:font-weight-complex="normal"/>
    </style:style>
    <style:style style:name="P18" style:family="paragraph" style:parent-style-name="Standard">
      <style:paragraph-properties fo:text-align="start" style:justify-single-word="false"/>
      <style:text-properties fo:font-weight="normal" officeooo:rsid="0038d796" officeooo:paragraph-rsid="0038d796" style:font-weight-asian="normal" style:font-weight-complex="normal"/>
    </style:style>
    <style:style style:name="P19" style:family="paragraph" style:parent-style-name="Standard">
      <style:paragraph-properties fo:text-align="start" style:justify-single-word="false"/>
      <style:text-properties fo:font-weight="normal" officeooo:rsid="003a4594" officeooo:paragraph-rsid="003a4594"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1fec39" officeooo:paragraph-rsid="001fec39" style:font-weight-asian="normal" style:font-weight-complex="normal"/>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2138f3"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tyle="italic" fo:font-weight="bold" officeooo:rsid="00324063" officeooo:paragraph-rsid="00324063"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35bcb8" officeooo:paragraph-rsid="0035bcb8"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375637" officeooo:paragraph-rsid="00375637"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3c3bde" officeooo:paragraph-rsid="003c3bde"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normal" fo:font-weight="normal" officeooo:rsid="0034f4b1" officeooo:paragraph-rsid="0034f4b1"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5bcb8" officeooo:paragraph-rsid="0035bcb8"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375637" officeooo:paragraph-rsid="00375637"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ize="16pt" fo:font-weight="bold" officeooo:rsid="001fec39" officeooo:paragraph-rsid="001fec39" style:font-size-asian="16pt" style:font-weight-asian="bold" style:font-size-complex="16pt" style:font-weight-complex="bold"/>
    </style:style>
    <style:style style:name="P30" style:family="paragraph" style:parent-style-name="Standard">
      <style:paragraph-properties fo:margin-left="0.4925in" fo:margin-right="0in" fo:text-align="start" style:justify-single-word="false" fo:text-indent="0in" style:auto-text-indent="false"/>
      <style:text-properties fo:font-weight="normal" officeooo:rsid="002cd7d4" officeooo:paragraph-rsid="002cd7d4" style:font-weight-asian="normal" style:font-weight-complex="normal"/>
    </style:style>
    <style:style style:name="P31" style:family="paragraph" style:parent-style-name="Standard">
      <style:paragraph-properties fo:margin-left="0.4925in" fo:margin-right="0in" fo:text-align="start" style:justify-single-word="false" fo:text-indent="0in" style:auto-text-indent="false"/>
      <style:text-properties fo:font-weight="normal" officeooo:rsid="002ed035" officeooo:paragraph-rsid="002ed035" style:font-weight-asian="normal" style:font-weight-complex="normal"/>
    </style:style>
    <style:style style:name="P32"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00c93" style:font-weight-asian="normal" style:font-weight-complex="normal"/>
    </style:style>
    <style:style style:name="P33"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12718" style:font-weight-asian="normal" style:font-weight-complex="normal"/>
    </style:style>
    <style:style style:name="P34"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12718" style:font-weight-asian="normal" style:font-weight-complex="normal"/>
    </style:style>
    <style:style style:name="P35"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8d796" style:font-weight-asian="normal" style:font-weight-complex="normal"/>
    </style:style>
    <style:style style:name="P36" style:family="paragraph" style:parent-style-name="Standard">
      <style:paragraph-properties fo:margin-left="0.4925in" fo:margin-right="0in" fo:text-align="start" style:justify-single-word="false" fo:text-indent="0in" style:auto-text-indent="false"/>
      <style:text-properties fo:font-weight="normal" officeooo:rsid="00324063" officeooo:paragraph-rsid="00324063" style:font-weight-asian="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weight="normal" officeooo:rsid="003332f3" officeooo:paragraph-rsid="003332f3" style:font-weight-asian="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weight="normal" officeooo:rsid="002138f3" officeooo:paragraph-rsid="002138f3" style:font-weight-asian="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weight="normal" officeooo:rsid="003a4594" officeooo:paragraph-rsid="003a4594" style:font-weight-asian="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weight="normal" officeooo:rsid="003e84be" officeooo:paragraph-rsid="003e84be" style:font-weight-asian="normal" style:font-weight-complex="normal"/>
    </style:style>
    <style:style style:name="P41" style:family="paragraph" style:parent-style-name="Standard">
      <style:paragraph-properties fo:margin-left="0.4925in" fo:margin-right="0in" fo:margin-top="0.0791in" fo:margin-bottom="0.0791in" loext:contextual-spacing="false" fo:text-align="start" style:justify-single-word="false" fo:text-indent="0in" style:auto-text-indent="false"/>
      <style:text-properties fo:font-weight="normal" officeooo:rsid="00375637" officeooo:paragraph-rsid="00375637" style:font-weight-asian="normal" style:font-weight-complex="normal"/>
    </style:style>
    <style:style style:name="P42" style:family="paragraph" style:parent-style-name="Standard">
      <style:paragraph-properties fo:text-align="start" style:justify-single-word="false"/>
      <style:text-properties fo:font-weight="normal" officeooo:rsid="0038d796" officeooo:paragraph-rsid="0038d796" style:font-weight-asian="normal" style:font-weight-complex="normal"/>
    </style:style>
    <style:style style:name="P43" style:family="paragraph" style:parent-style-name="Standard" style:list-style-name="L2">
      <style:paragraph-properties fo:text-align="start" style:justify-single-word="false"/>
      <style:text-properties fo:font-weight="normal" officeooo:rsid="001fec39" officeooo:paragraph-rsid="001fec39" style:font-weight-asian="normal" style:font-weight-complex="normal"/>
    </style:style>
    <style:style style:name="P44" style:family="paragraph" style:parent-style-name="Standard" style:list-style-name="L1">
      <style:paragraph-properties fo:text-align="start" style:justify-single-word="false"/>
      <style:text-properties officeooo:rsid="001fec39" officeooo:paragraph-rsid="001fec39"/>
    </style:style>
    <style:style style:name="P45" style:family="paragraph" style:parent-style-name="Standard">
      <style:paragraph-properties fo:text-align="start" style:justify-single-word="false"/>
      <style:text-properties fo:font-style="normal" fo:font-weight="normal" officeooo:rsid="003c3bde" officeooo:paragraph-rsid="003c3bde" style:font-style-asian="normal" style:font-weight-asian="normal" style:font-style-complex="normal" style:font-weight-complex="normal"/>
    </style:style>
    <style:style style:name="T1" style:family="text">
      <style:text-properties officeooo:rsid="002138f3"/>
    </style:style>
    <style:style style:name="T2" style:family="text">
      <style:text-properties officeooo:rsid="00227d2d"/>
    </style:style>
    <style:style style:name="T3" style:family="text">
      <style:text-properties officeooo:rsid="00232a38"/>
    </style:style>
    <style:style style:name="T4" style:family="text">
      <style:text-properties officeooo:rsid="002a5dea"/>
    </style:style>
    <style:style style:name="T5" style:family="text">
      <style:text-properties officeooo:rsid="002ed035"/>
    </style:style>
    <style:style style:name="T6" style:family="text">
      <style:text-properties officeooo:rsid="00300c93"/>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a4594" style:font-style-asian="italic" style:font-weight-asian="bold" style:font-style-complex="italic" style:font-weight-complex="bold"/>
    </style:style>
    <style:style style:name="T9" style:family="text">
      <style:text-properties fo:font-style="italic" fo:font-weight="bold" officeooo:rsid="003ae1ba" style:font-style-asian="italic" style:font-weight-asian="bold" style:font-style-complex="italic" style:font-weight-complex="bold"/>
    </style:style>
    <style:style style:name="T10" style:family="text">
      <style:text-properties fo:font-style="italic" fo:font-weight="bold" officeooo:rsid="003f965b"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officeooo:rsid="003332f3"/>
    </style:style>
    <style:style style:name="T13" style:family="text">
      <style:text-properties officeooo:rsid="0035bcb8"/>
    </style:style>
    <style:style style:name="T14" style:family="text">
      <style:text-properties officeooo:rsid="0038d796"/>
    </style:style>
    <style:style style:name="T15" style:family="text">
      <style:text-properties officeooo:rsid="003a4594"/>
    </style:style>
    <style:style style:name="T16" style:family="text">
      <style:text-properties officeooo:rsid="00280e97"/>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4f4b1" style:font-style-asian="normal" style:font-weight-asian="normal" style:font-style-complex="normal" style:font-weight-complex="normal"/>
    </style:style>
    <style:style style:name="T19" style:family="text">
      <style:text-properties officeooo:rsid="0041747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4">Details of an </text:span>FM Radio <text:span text:style-name="T14">Receiver gnuradio flow graph</text:span></text:p>
      <text:p text:style-name="P1"/>
      <text:p text:style-name="P3"/>
      <text:p text:style-name="P3">Objective</text:p>
      <text:p text:style-name="P18"/>
      <text:p text:style-name="P18">Use gnuradio software to build an FM radio receiver flowgraph.</text:p>
      <text:p text:style-name="P1"/>
      <text:list xml:id="list4083574090" text:style-name="L1">
        <text:list-item>
          <text:p text:style-name="P44">Start with a radio frequency (RF) source of data</text:p>
        </text:list-item>
        <text:list-item>
          <text:p text:style-name="P44">Tune and filter to isolated the desired signal</text:p>
        </text:list-item>
        <text:list-item>
          <text:p text:style-name="P44">Demodulate to produce the original transmitted signal</text:p>
        </text:list-item>
        <text:list-item>
          <text:p text:style-name="P44">Resample to play audio</text:p>
        </text:list-item>
      </text:list>
      <text:p text:style-name="P1"/>
      <text:p text:style-name="P1"/>
      <text:p text:style-name="P1"/>
      <text:p text:style-name="P2">FM Receiver <text:span text:style-name="T14">Functionality</text:span></text:p>
      <text:p text:style-name="P4"/>
      <text:list xml:id="list3026725036" text:style-name="L2">
        <text:list-item>
          <text:p text:style-name="P43">Tuning control</text:p>
        </text:list-item>
        <text:list-item>
          <text:p text:style-name="P43">Volume control</text:p>
        </text:list-item>
        <text:list-item>
          <text:p text:style-name="P43">Listen to audio using computer’s sound card</text:p>
        </text:list-item>
        <text:list-item>
          <text:p text:style-name="P43">Ability to save audio data to a file</text:p>
        </text:list-item>
        <text:list-item>
          <text:p text:style-name="P43">View radio signal </text:p>
        </text:list-item>
      </text:list>
      <text:p text:style-name="P4"/>
      <text:p text:style-name="P4"/>
      <text:p text:style-name="P4"/>
      <text:p text:style-name="P2">Flow graph variables</text:p>
      <text:p text:style-name="P20"/>
      <text:p text:style-name="P20">Name<text:tab/><text:tab/><text:tab/>Description<text:tab/><text:tab/><text:tab/><text:tab/><text:tab/>Default Value</text:p>
      <text:p text:style-name="P20"/>
      <text:p text:style-name="P4">samp_rate<text:tab/><text:tab/>Determines the amount of data<text:tab/><text:tab/>8e6<text:tab/> <text:s/><text:span text:style-name="T1">(8 MHz)</text:span></text:p>
      <text:p text:style-name="P4"><text:tab/><text:tab/><text:tab/>captured with the SDR</text:p>
      <text:p text:style-name="P4"/>
      <text:p text:style-name="P4"/>
      <text:p text:style-name="P5">freq <text:tab/><text:tab/><text:tab/>frequency <text:tab/><text:tab/><text:tab/><text:tab/><text:tab/>94.9e6 <text:s text:c="4"/>(94.9 MHz)</text:p>
      <text:p text:style-name="P5"><text:tab/><text:tab/> <text:s text:c="7"/></text:p>
      <text:p text:style-name="P5">volume<text:tab/><text:tab/><text:tab/><text:tab/><text:tab/><text:tab/><text:tab/><text:tab/>5 <text:s text:c="5"/>(range of 0 – 11)</text:p>
      <text:p text:style-name="P5"/>
      <text:p text:style-name="P5"/>
      <text:p text:style-name="P9">center_freq<text:tab/><text:tab/>SDR center frequency that provides <text:s/><text:tab/>Choose default based on</text:p>
      <text:p text:style-name="P9"><text:tab/><text:tab/><text:tab/>RF data to the flow graph <text:s text:c="17"/><text:tab/><text:tab/>stations in your area</text:p>
      <text:p text:style-name="P5"/>
      <text:p text:style-name="P5"/>
      <text:p text:style-name="P10">channel_width<text:tab/><text:tab/>Controls the width of the channel <text:tab/><text:tab/>105e3 <text:s text:c="2"/>(150 kHz)</text:p>
      <text:p text:style-name="P10"><text:tab/><text:tab/><text:tab/>filter. </text:p>
      <text:p text:style-name="P10"/>
      <text:p text:style-name="P16">Note: A filter channel width of 150 kHz causes the filter to preserve everything within a 150 kHz band around the tuned frequency. The bandwidth consumed by an FM broadcast is 150 kHz. </text:p>
      <text:p text:style-name="P16"/>
      <text:p text:style-name="P10"/>
      <text:p text:style-name="P10"><text:soft-page-break/>transition_width<text:tab/>Transition band width of channel <text:tab/><text:tab/>10e3 <text:s text:c="4"/>(10 kHz)</text:p>
      <text:p text:style-name="P10"><text:tab/><text:tab/><text:tab/>filter.</text:p>
      <text:p text:style-name="P5"/>
      <text:p text:style-name="P5"/>
      <text:p text:style-name="P10">work_samp_rate<text:tab/>Working sample rate. <text:tab/>Used to save<text:tab/><text:tab/>400e3<text:tab/>(400 kHz)</text:p>
      <text:p text:style-name="P10"><text:tab/><text:tab/><text:tab/>computing power.</text:p>
      <text:p text:style-name="P5"/>
      <text:p text:style-name="P5"/>
      <text:p text:style-name="P13">Working sample rate – To save computational power, the flowgraph should work at the lowest sample rate possible without impacting signal quality.</text:p>
      <text:p text:style-name="P13"/>
      <text:p text:style-name="P13">The initial sample rate must be high to capture a large range of frequencies. Once the raw RF data has been captured and tuned to the desired frequency, this high sample rate is not needed to work with the captured data.</text:p>
      <text:p text:style-name="P5"/>
      <text:p text:style-name="P5"/>
      <text:p text:style-name="P21">Flow graph Blocks</text:p>
      <text:p text:style-name="P5"/>
      <text:p text:style-name="P5"/>
      <text:p text:style-name="P5"><text:span text:style-name="T7">Audio Sink </text:span><text:span text:style-name="T10">Block</text:span><text:span text:style-name="T7"> </text:span>– connects to computer’s sound card</text:p>
      <text:p text:style-name="P5"/>
      <text:p text:style-name="P5">Settings:</text:p>
      <text:p text:style-name="P5"/>
      <text:p text:style-name="P38">sample rate – <text:span text:style-name="T2">choose rate to match computer’s sound card. Try one of the settings from the drop down list. Higher audio sample rates typically correspond to higher quality audio. Try 48 kHz.</text:span></text:p>
      <text:p text:style-name="P5"/>
      <text:p text:style-name="P5"/>
      <text:p text:style-name="P5"><text:span text:style-name="T7">Wav File Sink<text:tab/> </text:span><text:span text:style-name="T10">Block</text:span> - <text:s/>save <text:span text:style-name="T3">received, demodulated signal in a file for later audio playback.</text:span></text:p>
      <text:p text:style-name="P5"/>
      <text:p text:style-name="P17">Settings:</text:p>
      <text:p text:style-name="P17"/>
      <text:p text:style-name="P17"><text:tab/>File – file name and path. <text:s/>Example: fm_audio.wav</text:p>
      <text:p text:style-name="P17"><text:tab/>Sample rate – same as that used for the Audio Sink. Example: 48000 </text:p>
      <text:p text:style-name="P17"/>
      <text:p text:style-name="P41">Note: <text:span text:style-name="T3">Use the same sample rate as used for the Audio Sink block, since this file will be used for later audio playback.</text:span></text:p>
      <text:p text:style-name="P7"/>
      <text:p text:style-name="P7"/>
      <text:p text:style-name="P18"><text:span text:style-name="T7">RF S</text:span><text:span text:style-name="T8">ignal Sources </text:span><text:span text:style-name="T15">– may come from data files (File Source Block) or from hardware sources</text:span></text:p>
      <text:p text:style-name="P6"/>
      <text:p text:style-name="P6"><text:span text:style-name="T7">File Source </text:span><text:span text:style-name="T10">Block</text:span>– useful for testing the flowgraph. Uses raw RF data stored in a file. </text:p>
      <text:p text:style-name="P6"/>
      <text:p text:style-name="P19">Settings:</text:p>
      <text:p text:style-name="P19"><text:tab/>File – input file path and name</text:p>
      <text:p text:style-name="P19"><text:tab/>Repeat – Yes </text:p>
      <text:p text:style-name="P6"/>
      <text:p text:style-name="P6"/>
      <text:p text:style-name="P19"><text:span text:style-name="T7">osmocom Source </text:span><text:span text:style-name="T10">Block</text:span> – HackRF One hardware source</text:p>
      <text:p text:style-name="P19"><text:soft-page-break/></text:p>
      <text:p text:style-name="P19">Settings:</text:p>
      <text:p text:style-name="P39">Ch 0 – center_freq <text:s/>(causes SDR to tune to this frequency when capturing RF data)</text:p>
      <text:p text:style-name="P39">sample rate – samp_rate <text:s/>(check the hardware data sheet to ensure the sample rate meets specifications)</text:p>
      <text:p text:style-name="P39"/>
      <text:p text:style-name="P39"/>
      <text:p text:style-name="P40">Ch 0 RF Gain<text:tab/><text:tab/>0 dB</text:p>
      <text:p text:style-name="P19"/>
      <text:p text:style-name="P6"/>
      <text:p text:style-name="P6"><text:span text:style-name="T7">QT GUI Sink Block</text:span><text:span text:style-name="T9">s</text:span> – used to visual<text:span text:style-name="T19">ize</text:span> data.</text:p>
      <text:p text:style-name="P6"/>
      <text:p text:style-name="P8">Settings </text:p>
      <text:p text:style-name="P8"><text:s text:c="12"/><text:span text:style-name="T4">Name<text:tab/><text:tab/><text:tab/>provide a descriptive name </text:span></text:p>
      <text:p text:style-name="P8"><text:tab/>Center frequency: <text:tab/>center_freq</text:p>
      <text:p text:style-name="P8"><text:tab/>Show RF freq:<text:tab/><text:tab/>YES</text:p>
      <text:p text:style-name="P8"><text:s/><text:tab/><text:span text:style-name="T4">Bandwidth:<text:tab/><text:tab/>use the sampling rate of the connected block</text:span></text:p>
      <text:p text:style-name="P8"/>
      <text:p text:style-name="P8">Note: setting the center frequency to the variable center_freq and enabling the show RF property causes the x-axis on frequency plots to be centered around the actual center frequency, instead of 0.</text:p>
      <text:p text:style-name="P8"/>
      <text:p text:style-name="P11"/>
      <text:p text:style-name="P10"/>
      <text:p text:style-name="P15"><text:span text:style-name="T7">Frequency Xlating FIR Filter block</text:span> – performs <text:span text:style-name="T6">both tuning steps of </text:span>frequency translation (shifting) and filtering. <text:span text:style-name="T16">The signal is tuned by shifting the target frequency to the center and then filtering out all other signals, except for the target.</text:span></text:p>
      <text:p text:style-name="P14"/>
      <text:p text:style-name="P14">Settings</text:p>
      <text:p text:style-name="P14"/>
      <text:p text:style-name="P30"><text:span text:style-name="T11">Center frequency</text:span>: property determines the frequency shift. Gnuradio assumes input data is centered around 0 Hz. This property provides the new center frequency. For example, setting the Center Frequency property to 100 Hz will shift the RF data to the left by 100 Hz.</text:p>
      <text:p text:style-name="P30"/>
      <text:p text:style-name="P30">The flow graph data is not centered at 0 Hz. It is centered at the frequency defined by the variable center_freq. The variable freq is the frequency to which we want to tune our radio. For example, if center_freq is 96 MHz and freq is 96.7 MHz, we want to tune to 96.7 MHz. We want to shift the data by 700 kHZ or 0.7e6 (96.7 MHZ – 96 MHz). In terms of our variables, the expression freq – center_freq <text:span text:style-name="T5">provides the desired shifting.</text:span></text:p>
      <text:p text:style-name="P30"/>
      <text:p text:style-name="P31">Center frequency: freq – center_freq</text:p>
      <text:p text:style-name="P31"/>
      <text:p text:style-name="P31"/>
      <text:p text:style-name="P32"><text:span text:style-name="T11">Taps: </text:span>firdes.low_pass(1, samp_rate, channel_width/<text:span text:style-name="T14">2</text:span>, transition_width)</text:p>
      <text:p text:style-name="P32"/>
      <text:p text:style-name="P32">This calls a function that generates the taps for a low pass <text:span text:style-name="T14">FIR </text:span>filter with a gain of 1, operating at samp_rate, with a cutoff frequency of channel_width/<text:span text:style-name="T14">2</text:span>, and a transition width of transition_width.</text:p>
      <text:p text:style-name="P32"/>
      <text:p text:style-name="P34"><text:soft-page-break/>For a low pass filter, maximum attenuation occurs at channel_width/2 + transition_width. Example: channel_width is 150 kHz. Filters at the center frequency due to positive and negative frequencies. Maximum attenuation at 105 kHz/2 + 10 kHz or 85 kHz and greater. Or -85 kHz and lesser.</text:p>
      <text:p text:style-name="P33"/>
      <text:p text:style-name="P35">Because there are both positive and negative frequencies, associated with the shifted frequencies, this filter will pass the center frequency + / - 75 kHz.</text:p>
      <text:p text:style-name="P35"/>
      <text:p text:style-name="P34"/>
      <text:p text:style-name="P36"><text:span text:style-name="T11">Decimation</text:span>: <text:span text:style-name="T12"><text:s/>After the filter block, the flow graph will be running at the working sample rate, using the following formula to calculate the required signal decimation: </text:span></text:p>
      <text:p text:style-name="P36"/>
      <text:p text:style-name="P37">int(samp_rate/work_samp_rate) </text:p>
      <text:p text:style-name="P10"/>
      <text:p text:style-name="P10"/>
      <text:p text:style-name="P22">WBFM Receive Block - <text:span text:style-name="T18">Wideband frequency demodulation</text:span></text:p>
      <text:p text:style-name="P26"/>
      <text:p text:style-name="P26">Settings:</text:p>
      <text:p text:style-name="P26"><text:tab/>Quadrature<text:tab/><text:tab/>work_samp_rate</text:p>
      <text:p text:style-name="P26"><text:tab/><text:span text:style-name="T13">Audio </text:span>Decimation<text:tab/>1<text:tab/></text:p>
      <text:p text:style-name="P26"/>
      <text:p text:style-name="P26"/>
      <text:p text:style-name="P26"/>
      <text:p text:style-name="P25">Low Pass Filter Block –<text:span text:style-name="T17"> not required for human hearing, but it can remove some noise above the cutoff frequency.</text:span></text:p>
      <text:p text:style-name="P45"/>
      <text:p text:style-name="P45">Settings:</text:p>
      <text:p text:style-name="P45"><text:tab/>FIR type<text:tab/><text:tab/>Float → Float(Decimating)</text:p>
      <text:p text:style-name="P45"><text:tab/>Decimation<text:tab/><text:tab/>1</text:p>
      <text:p text:style-name="P45"><text:tab/>Gain<text:tab/><text:tab/><text:tab/>1</text:p>
      <text:p text:style-name="P45"><text:tab/>Sample Rate<text:tab/><text:tab/>working sample rate</text:p>
      <text:p text:style-name="P45"><text:tab/>Cutoff<text:tab/><text:tab/><text:tab/>20e3</text:p>
      <text:p text:style-name="P45"><text:tab/>Transition<text:tab/><text:tab/>1e3</text:p>
      <text:p text:style-name="P10"/>
      <text:p text:style-name="P10"/>
      <text:p text:style-name="P10"/>
      <text:p text:style-name="P23">Rational Resampler Block</text:p>
      <text:p text:style-name="P27"/>
      <text:p text:style-name="P27">Used to reduce the sample rate down to the Audio Sink’s sample rate. Performs decimation and then interpolation.</text:p>
      <text:p text:style-name="P27"/>
      <text:p text:style-name="P27">Settings</text:p>
      <text:p text:style-name="P27"><text:tab/>Decimation<text:tab/>int(work_samp_rate)</text:p>
      <text:p text:style-name="P27"><text:tab/>Interpolation<text:tab/>48000<text:tab/><text:tab/><text:tab/>(same as Audio sink sample rate, requires integer)</text:p>
      <text:p text:style-name="P27"/>
      <text:p text:style-name="P27"/>
      <text:p text:style-name="P27"/>
      <text:p text:style-name="P24">Multiply Const Block</text:p>
      <text:p text:style-name="P24"/>
      <text:p text:style-name="P28"><text:soft-page-break/>Used for the volume control in this application. Multiples by a constant value.</text:p>
      <text:p text:style-name="P28"/>
      <text:p text:style-name="P28">Settings:</text:p>
      <text:p text:style-name="P28"><text:tab/>Constant<text:tab/><text:tab/><text:tab/>volume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8:34:06.967135465</meta:creation-date>
    <dc:date>2018-10-12T17:13:06.821297481</dc:date>
    <meta:editing-duration>PT2H5M20S</meta:editing-duration>
    <meta:editing-cycles>27</meta:editing-cycles>
    <meta:generator>LibreOffice/6.0.6.2$Linux_X86_64 LibreOffice_project/00m0$Build-2</meta:generator>
    <meta:document-statistic meta:table-count="0" meta:image-count="0" meta:object-count="0" meta:page-count="5" meta:paragraph-count="89" meta:word-count="919" meta:character-count="5741" meta:non-whitespace-character-count="4739"/>
  </office:meta>
</office:document-meta>
</file>